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5:39:41.63965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5-27T05:42:35.726669254</dc:date>
    <meta:editing-duration>PT12H45M57S</meta:editing-duration>
    <meta:editing-cycles>125</meta:editing-cycles>
    <meta:generator>LibreOffice/6.4.3.2$Linux_X86_64 LibreOffice_project/40$Build-2</meta:generator>
    <meta:document-statistic meta:table-count="49" meta:cell-count="1682" meta:object-count="0"/>
  </office:meta>
</office:document-meta>
</file>